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08" table:style-name="ta1">
        <table:shapes>
          <draw:frame draw:z-index="0" draw:style-name="gr1" draw:text-style-name="P1" svg:width="16cm" svg:height="17.5cm" svg:x="15.5cm" svg:y="0cm">
            <draw:object draw:notify-on-update-of-ranges="'data-08'.A1:'data-08'.A1 'data-08'.B1:'data-08'.G1 'data-08'.A2:'data-08'.A2 'data-08'.B2:'data-08'.G2 'data-08'.A3:'data-08'.A3 'data-08'.B3:'data-08'.G3 'data-08'.A4:'data-08'.A4 'data-08'.B4:'data-08'.G4 'data-08'.A5:'data-08'.A5 'data-08'.B5:'data-08'.G5 'data-08'.A6:'data-08'.A6 'data-08'.B6:'data-08'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17.5cm" svg:x="32cm" svg:y="0cm">
            <draw:object draw:notify-on-update-of-ranges="'data-08'.A9:'data-08'.A9 'data-08'.B9:'data-08'.G9 'data-08'.A10:'data-08'.A10 'data-08'.B10:'data-08'.G10 'data-08'.A11:'data-08'.A11 'data-08'.B11:'data-08'.G11 'data-08'.A12:'data-08'.A12 'data-08'.B12:'data-08'.G12 'data-08'.A13:'data-08'.A13 'data-08'.B13:'data-08'.G13 'data-08'.A14:'data-08'.A14 'data-08'.B14:'data-08'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1000M</text:p>
          </table:table-cell>
          <table:table-cell office:value-type="string" calcext:value-type="string">
            <text:p>1500M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0.712859" calcext:value-type="float">
            <text:p>0.712859</text:p>
          </table:table-cell>
          <table:table-cell office:value-type="float" office:value="6.58523" calcext:value-type="float">
            <text:p>6.58523</text:p>
          </table:table-cell>
          <table:table-cell office:value-type="float" office:value="65.257156" calcext:value-type="float">
            <text:p>65.257156</text:p>
          </table:table-cell>
          <table:table-cell office:value-type="float" office:value="326.461702" calcext:value-type="float">
            <text:p>326.461702</text:p>
          </table:table-cell>
          <table:table-cell office:value-type="float" office:value="650.047934" calcext:value-type="float">
            <text:p>650.047934</text:p>
          </table:table-cell>
          <table:table-cell office:value-type="float" office:value="987.626864" calcext:value-type="float">
            <text:p>987.626864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0.729554" calcext:value-type="float">
            <text:p>0.729554</text:p>
          </table:table-cell>
          <table:table-cell office:value-type="float" office:value="5.980779" calcext:value-type="float">
            <text:p>5.980779</text:p>
          </table:table-cell>
          <table:table-cell office:value-type="float" office:value="59.024065" calcext:value-type="float">
            <text:p>59.024065</text:p>
          </table:table-cell>
          <table:table-cell office:value-type="float" office:value="293.101141" calcext:value-type="float">
            <text:p>293.101141</text:p>
          </table:table-cell>
          <table:table-cell office:value-type="float" office:value="581.896405" calcext:value-type="float">
            <text:p>581.896405</text:p>
          </table:table-cell>
          <table:table-cell office:value-type="float" office:value="896.708991" calcext:value-type="float">
            <text:p>896.708991</text:p>
          </table:table-cell>
        </table:table-row>
        <table:table-row table:style-name="ro1">
          <table:table-cell office:value-type="string" calcext:value-type="string">
            <text:p>foreach</text:p>
          </table:table-cell>
          <table:table-cell office:value-type="float" office:value="0.682404" calcext:value-type="float">
            <text:p>0.682404</text:p>
          </table:table-cell>
          <table:table-cell office:value-type="float" office:value="5.935197" calcext:value-type="float">
            <text:p>5.935197</text:p>
          </table:table-cell>
          <table:table-cell office:value-type="float" office:value="60.302103" calcext:value-type="float">
            <text:p>60.302103</text:p>
          </table:table-cell>
          <table:table-cell office:value-type="float" office:value="292.27552" calcext:value-type="float">
            <text:p>292.27552</text:p>
          </table:table-cell>
          <table:table-cell office:value-type="float" office:value="581.990308" calcext:value-type="float">
            <text:p>581.990308</text:p>
          </table:table-cell>
          <table:table-cell office:value-type="float" office:value="925.448645" calcext:value-type="float">
            <text:p>925.448645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float" office:value="0.960067" calcext:value-type="float">
            <text:p>0.960067</text:p>
          </table:table-cell>
          <table:table-cell office:value-type="float" office:value="7.874804" calcext:value-type="float">
            <text:p>7.874804</text:p>
          </table:table-cell>
          <table:table-cell office:value-type="float" office:value="78.33981" calcext:value-type="float">
            <text:p>78.33981</text:p>
          </table:table-cell>
          <table:table-cell office:value-type="float" office:value="387.837793" calcext:value-type="float">
            <text:p>387.837793</text:p>
          </table:table-cell>
          <table:table-cell office:value-type="float" office:value="787.177051" calcext:value-type="float">
            <text:p>787.177051</text:p>
          </table:table-cell>
          <table:table-cell office:value-type="float" office:value="1278.383784" calcext:value-type="float">
            <text:p>1278.383784</text:p>
          </table:table-cell>
        </table:table-row>
        <table:table-row table:style-name="ro1">
          <table:table-cell office:value-type="string" calcext:value-type="string">
            <text:p>iterator(impl)</text:p>
          </table:table-cell>
          <table:table-cell office:value-type="float" office:value="0.952333" calcext:value-type="float">
            <text:p>0.952333</text:p>
          </table:table-cell>
          <table:table-cell office:value-type="float" office:value="7.858538" calcext:value-type="float">
            <text:p>7.858538</text:p>
          </table:table-cell>
          <table:table-cell office:value-type="float" office:value="78.87763" calcext:value-type="float">
            <text:p>78.87763</text:p>
          </table:table-cell>
          <table:table-cell office:value-type="float" office:value="389.173484" calcext:value-type="float">
            <text:p>389.173484</text:p>
          </table:table-cell>
          <table:table-cell office:value-type="float" office:value="784.504061" calcext:value-type="float">
            <text:p>784.504061</text:p>
          </table:table-cell>
          <table:table-cell office:value-type="float" office:value="1284.949938" calcext:value-type="float">
            <text:p>1284.94993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1000M</text:p>
          </table:table-cell>
          <table:table-cell office:value-type="string" calcext:value-type="string">
            <text:p>1500M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LOG([.B2])" office:value-type="float" office:value="-0.146996362963831" calcext:value-type="float">
            <text:p>-0.146996362963831</text:p>
          </table:table-cell>
          <table:table-cell table:formula="of:=LOG([.C2])" office:value-type="float" office:value="0.818570948012525" calcext:value-type="float">
            <text:p>0.818570948012525</text:p>
          </table:table-cell>
          <table:table-cell table:formula="of:=LOG([.D2])" office:value-type="float" office:value="1.81462814269089" calcext:value-type="float">
            <text:p>1.81462814269089</text:p>
          </table:table-cell>
          <table:table-cell table:formula="of:=LOG([.E2])" office:value-type="float" office:value="2.51383224047898" calcext:value-type="float">
            <text:p>2.51383224047898</text:p>
          </table:table-cell>
          <table:table-cell table:formula="of:=LOG([.F2])" office:value-type="float" office:value="2.81294538234154" calcext:value-type="float">
            <text:p>2.81294538234154</text:p>
          </table:table-cell>
          <table:table-cell table:formula="of:=LOG([.G2])" office:value-type="float" office:value="2.99459289447201" calcext:value-type="float">
            <text:p>2.99459289447201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table:formula="of:=LOG([.B3])" office:value-type="float" office:value="-0.136942557048018" calcext:value-type="float">
            <text:p>-0.136942557048018</text:p>
          </table:table-cell>
          <table:table-cell table:formula="of:=LOG([.C3])" office:value-type="float" office:value="0.776757754785661" calcext:value-type="float">
            <text:p>0.776757754785661</text:p>
          </table:table-cell>
          <table:table-cell table:formula="of:=LOG([.D3])" office:value-type="float" office:value="1.77102911614794" calcext:value-type="float">
            <text:p>1.77102911614794</text:p>
          </table:table-cell>
          <table:table-cell table:formula="of:=LOG([.E3])" office:value-type="float" office:value="2.46701750908681" calcext:value-type="float">
            <text:p>2.46701750908681</text:p>
          </table:table-cell>
          <table:table-cell table:formula="of:=LOG([.F3])" office:value-type="float" office:value="2.76484567409754" calcext:value-type="float">
            <text:p>2.76484567409754</text:p>
          </table:table-cell>
          <table:table-cell table:formula="of:=LOG([.G3])" office:value-type="float" office:value="2.95265152430574" calcext:value-type="float">
            <text:p>2.95265152430574</text:p>
          </table:table-cell>
        </table:table-row>
        <table:table-row table:style-name="ro1">
          <table:table-cell office:value-type="string" calcext:value-type="string">
            <text:p>foreach</text:p>
          </table:table-cell>
          <table:table-cell table:formula="of:=LOG([.B4])" office:value-type="float" office:value="-0.165958436159355" calcext:value-type="float">
            <text:p>-0.165958436159355</text:p>
          </table:table-cell>
          <table:table-cell table:formula="of:=LOG([.C4])" office:value-type="float" office:value="0.773435138554812" calcext:value-type="float">
            <text:p>0.773435138554812</text:p>
          </table:table-cell>
          <table:table-cell table:formula="of:=LOG([.D4])" office:value-type="float" office:value="1.78033245816618" calcext:value-type="float">
            <text:p>1.78033245816618</text:p>
          </table:table-cell>
          <table:table-cell table:formula="of:=LOG([.E4])" office:value-type="float" office:value="2.46579244185715" calcext:value-type="float">
            <text:p>2.46579244185715</text:p>
          </table:table-cell>
          <table:table-cell table:formula="of:=LOG([.F4])" office:value-type="float" office:value="2.76491575231799" calcext:value-type="float">
            <text:p>2.76491575231799</text:p>
          </table:table-cell>
          <table:table-cell table:formula="of:=LOG([.G4])" office:value-type="float" office:value="2.9663523238864" calcext:value-type="float">
            <text:p>2.9663523238864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table:formula="of:=LOG([.B5])" office:value-type="float" office:value="-0.0176984578823637" calcext:value-type="float">
            <text:p>-0.0176984578823637</text:p>
          </table:table-cell>
          <table:table-cell table:formula="of:=LOG([.C5])" office:value-type="float" office:value="0.896239753220017" calcext:value-type="float">
            <text:p>0.896239753220017</text:p>
          </table:table-cell>
          <table:table-cell table:formula="of:=LOG([.D5])" office:value-type="float" office:value="1.89398251390509" calcext:value-type="float">
            <text:p>1.89398251390509</text:p>
          </table:table-cell>
          <table:table-cell table:formula="of:=LOG([.E5])" office:value-type="float" office:value="2.58865012679433" calcext:value-type="float">
            <text:p>2.58865012679433</text:p>
          </table:table-cell>
          <table:table-cell table:formula="of:=LOG([.F5])" office:value-type="float" office:value="2.89607242438499" calcext:value-type="float">
            <text:p>2.89607242438499</text:p>
          </table:table-cell>
          <table:table-cell table:formula="of:=LOG([.G5])" office:value-type="float" office:value="3.10666125308069" calcext:value-type="float">
            <text:p>3.10666125308069</text:p>
          </table:table-cell>
        </table:table-row>
        <table:table-row table:style-name="ro1">
          <table:table-cell office:value-type="string" calcext:value-type="string">
            <text:p>iterator(impl)</text:p>
          </table:table-cell>
          <table:table-cell table:formula="of:=LOG([.B6])" office:value-type="float" office:value="-0.0212111663476152" calcext:value-type="float">
            <text:p>-0.0212111663476152</text:p>
          </table:table-cell>
          <table:table-cell table:formula="of:=LOG([.C6])" office:value-type="float" office:value="0.895341757541855" calcext:value-type="float">
            <text:p>0.895341757541855</text:p>
          </table:table-cell>
          <table:table-cell table:formula="of:=LOG([.D6])" office:value-type="float" office:value="1.89695385308192" calcext:value-type="float">
            <text:p>1.89695385308192</text:p>
          </table:table-cell>
          <table:table-cell table:formula="of:=LOG([.E6])" office:value-type="float" office:value="2.59014324232401" calcext:value-type="float">
            <text:p>2.59014324232401</text:p>
          </table:table-cell>
          <table:table-cell table:formula="of:=LOG([.F6])" office:value-type="float" office:value="2.89459519606231" calcext:value-type="float">
            <text:p>2.89459519606231</text:p>
          </table:table-cell>
          <table:table-cell table:formula="of:=LOG([.G6])" office:value-type="float" office:value="3.10888620776546" calcext:value-type="float">
            <text:p>3.10888620776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9T13:44:04.170134338</dc:date>
    <meta:editing-duration>PT6M33S</meta:editing-duration>
    <meta:editing-cycles>1</meta:editing-cycles>
    <meta:document-statistic meta:table-count="1" meta:cell-count="84" meta:object-count="2"/>
    <meta:generator>LibreOffice/7.3.1.3$Linux_X86_64 LibreOffice_project/30$Build-3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17.501cm" xlink:href=".." xlink:type="simple" chart:class="chart:bar" chart:style-name="ch1">
        <chart:title svg:x="6.131cm" svg:y="0.486cm" chart:style-name="ch2">
          <text:p>Loop performance</text:p>
        </chart:title>
        <chart:subtitle svg:x="6.607cm" svg:y="1.615cm" chart:style-name="ch3">
          <text:p>Java 1.8.0_332</text:p>
        </chart:subtitle>
        <chart:legend chart:legend-position="end" svg:x="13.341cm" svg:y="7.455cm" style:legend-expansion="high" chart:style-name="ch4"/>
        <chart:plot-area chart:style-name="ch5" table:cell-range-address="'data-08'.A1:'data-08'.G6" chart:data-source-has-labels="both" svg:x="1.331cm" svg:y="2.648cm" svg:width="11.69cm" svg:height="13.522cm">
          <chart:coordinate-region svg:x="2.323cm" svg:y="2.847cm" svg:width="10.698cm" svg:height="12.676cm"/>
          <chart:axis chart:dimension="x" chart:name="primary-x" chart:style-name="ch6" chartooo:axis-type="auto">
            <chartooo:date-scale/>
            <chart:title svg:x="5.69cm" svg:y="16.52cm" chart:style-name="ch7">
              <text:p>number of iterations</text:p>
            </chart:title>
            <chart:categories table:cell-range-address="'data-08'.B1:'data-08'.G1"/>
          </chart:axis>
          <chart:axis chart:dimension="y" chart:name="primary-y" chart:style-name="ch8">
            <chart:title svg:x="0.451cm" svg:y="10.101cm" chart:style-name="ch9">
              <text:p>time [ms]</text:p>
            </chart:title>
            <chart:grid chart:style-name="ch10" chart:class="major"/>
          </chart:axis>
          <chart:series chart:style-name="ch11" chart:values-cell-range-address="'data-08'.B2:'data-08'.G2" chart:label-cell-address="'data-08'.A2:'data-08'.A2" chart:class="chart:bar">
            <chart:data-point chart:repeated="6"/>
          </chart:series>
          <chart:series chart:style-name="ch12" chart:values-cell-range-address="'data-08'.B3:'data-08'.G3" chart:label-cell-address="'data-08'.A3:'data-08'.A3" chart:class="chart:bar">
            <chart:data-point chart:repeated="6"/>
          </chart:series>
          <chart:series chart:style-name="ch13" chart:values-cell-range-address="'data-08'.B4:'data-08'.G4" chart:label-cell-address="'data-08'.A4:'data-08'.A4" chart:class="chart:bar">
            <chart:data-point chart:repeated="6"/>
          </chart:series>
          <chart:series chart:style-name="ch14" chart:values-cell-range-address="'data-08'.B5:'data-08'.G5" chart:label-cell-address="'data-08'.A5:'data-08'.A5" chart:class="chart:bar">
            <chart:data-point chart:repeated="6"/>
          </chart:series>
          <chart:series chart:style-name="ch15" chart:values-cell-range-address="'data-08'.B6:'data-08'.G6" chart:label-cell-address="'data-08'.A6:'data-08'.A6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'data-08'.B1:'data-08'.G1</svg:desc>
                </draw:g>
              </table:table-cell>
              <table:table-cell office:value-type="string">
                <text:p>10M</text:p>
              </table:table-cell>
              <table:table-cell office:value-type="string">
                <text:p>100M</text:p>
              </table:table-cell>
              <table:table-cell office:value-type="string">
                <text:p>500M</text:p>
              </table:table-cell>
              <table:table-cell office:value-type="string">
                <text:p>1000M</text:p>
              </table:table-cell>
              <table:table-cell office:value-type="string">
                <text:p>1500M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  <draw:g>
                  <svg:desc>'data-08'.A2:'data-08'.A2</svg:desc>
                </draw:g>
              </table:table-cell>
              <table:table-cell office:value-type="float" office:value="0.712859">
                <text:p>0.712859</text:p>
                <draw:g>
                  <svg:desc>'data-08'.B2:'data-08'.G2</svg:desc>
                </draw:g>
              </table:table-cell>
              <table:table-cell office:value-type="float" office:value="6.58523">
                <text:p>6.58523</text:p>
              </table:table-cell>
              <table:table-cell office:value-type="float" office:value="65.257156">
                <text:p>65.257156</text:p>
              </table:table-cell>
              <table:table-cell office:value-type="float" office:value="326.461702">
                <text:p>326.461702</text:p>
              </table:table-cell>
              <table:table-cell office:value-type="float" office:value="650.047934">
                <text:p>650.047934</text:p>
              </table:table-cell>
              <table:table-cell office:value-type="float" office:value="987.626864">
                <text:p>987.626864</text:p>
              </table:table-cell>
            </table:table-row>
            <table:table-row>
              <table:table-cell office:value-type="string">
                <text:p>while</text:p>
                <draw:g>
                  <svg:desc>'data-08'.A3:'data-08'.A3</svg:desc>
                </draw:g>
              </table:table-cell>
              <table:table-cell office:value-type="float" office:value="0.729554">
                <text:p>0.729554</text:p>
                <draw:g>
                  <svg:desc>'data-08'.B3:'data-08'.G3</svg:desc>
                </draw:g>
              </table:table-cell>
              <table:table-cell office:value-type="float" office:value="5.980779">
                <text:p>5.980779</text:p>
              </table:table-cell>
              <table:table-cell office:value-type="float" office:value="59.024065">
                <text:p>59.024065</text:p>
              </table:table-cell>
              <table:table-cell office:value-type="float" office:value="293.101141">
                <text:p>293.101141</text:p>
              </table:table-cell>
              <table:table-cell office:value-type="float" office:value="581.896405">
                <text:p>581.896405</text:p>
              </table:table-cell>
              <table:table-cell office:value-type="float" office:value="896.708991">
                <text:p>896.708991</text:p>
              </table:table-cell>
            </table:table-row>
            <table:table-row>
              <table:table-cell office:value-type="string">
                <text:p>foreach</text:p>
                <draw:g>
                  <svg:desc>'data-08'.A4:'data-08'.A4</svg:desc>
                </draw:g>
              </table:table-cell>
              <table:table-cell office:value-type="float" office:value="0.682404">
                <text:p>0.682404</text:p>
                <draw:g>
                  <svg:desc>'data-08'.B4:'data-08'.G4</svg:desc>
                </draw:g>
              </table:table-cell>
              <table:table-cell office:value-type="float" office:value="5.935197">
                <text:p>5.935197</text:p>
              </table:table-cell>
              <table:table-cell office:value-type="float" office:value="60.302103">
                <text:p>60.302103</text:p>
              </table:table-cell>
              <table:table-cell office:value-type="float" office:value="292.27552">
                <text:p>292.27552</text:p>
              </table:table-cell>
              <table:table-cell office:value-type="float" office:value="581.990308">
                <text:p>581.990308</text:p>
              </table:table-cell>
              <table:table-cell office:value-type="float" office:value="925.448645">
                <text:p>925.448645</text:p>
              </table:table-cell>
            </table:table-row>
            <table:table-row>
              <table:table-cell office:value-type="string">
                <text:p>iterator</text:p>
                <draw:g>
                  <svg:desc>'data-08'.A5:'data-08'.A5</svg:desc>
                </draw:g>
              </table:table-cell>
              <table:table-cell office:value-type="float" office:value="0.960067">
                <text:p>0.960067</text:p>
                <draw:g>
                  <svg:desc>'data-08'.B5:'data-08'.G5</svg:desc>
                </draw:g>
              </table:table-cell>
              <table:table-cell office:value-type="float" office:value="7.874804">
                <text:p>7.874804</text:p>
              </table:table-cell>
              <table:table-cell office:value-type="float" office:value="78.33981">
                <text:p>78.33981</text:p>
              </table:table-cell>
              <table:table-cell office:value-type="float" office:value="387.837793">
                <text:p>387.837793</text:p>
              </table:table-cell>
              <table:table-cell office:value-type="float" office:value="787.177051">
                <text:p>787.177051</text:p>
              </table:table-cell>
              <table:table-cell office:value-type="float" office:value="1278.383784">
                <text:p>1278.383784</text:p>
              </table:table-cell>
            </table:table-row>
            <table:table-row>
              <table:table-cell office:value-type="string">
                <text:p>iterator(impl)</text:p>
                <draw:g>
                  <svg:desc>'data-08'.A6:'data-08'.A6</svg:desc>
                </draw:g>
              </table:table-cell>
              <table:table-cell office:value-type="float" office:value="0.952333">
                <text:p>0.952333</text:p>
                <draw:g>
                  <svg:desc>'data-08'.B6:'data-08'.G6</svg:desc>
                </draw:g>
              </table:table-cell>
              <table:table-cell office:value-type="float" office:value="7.858538">
                <text:p>7.858538</text:p>
              </table:table-cell>
              <table:table-cell office:value-type="float" office:value="78.87763">
                <text:p>78.87763</text:p>
              </table:table-cell>
              <table:table-cell office:value-type="float" office:value="389.173484">
                <text:p>389.173484</text:p>
              </table:table-cell>
              <table:table-cell office:value-type="float" office:value="784.504061">
                <text:p>784.504061</text:p>
              </table:table-cell>
              <table:table-cell office:value-type="float" office:value="1284.949938">
                <text:p>1284.949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17.501cm" xlink:href=".." xlink:type="simple" chart:class="chart:bar" chart:style-name="ch1">
        <chart:title svg:x="6.131cm" svg:y="0.486cm" chart:style-name="ch2">
          <text:p>Loop performance</text:p>
        </chart:title>
        <chart:subtitle svg:x="6.607cm" svg:y="1.615cm" chart:style-name="ch3">
          <text:p>Java 1.8.0_332</text:p>
        </chart:subtitle>
        <chart:legend chart:legend-position="end" svg:x="13.341cm" svg:y="7.455cm" style:legend-expansion="high" chart:style-name="ch4"/>
        <chart:plot-area chart:style-name="ch5" table:cell-range-address="'data-08'.A9:'data-08'.G14" chart:data-source-has-labels="both" svg:x="1.331cm" svg:y="2.648cm" svg:width="11.69cm" svg:height="13.522cm">
          <chart:coordinate-region svg:x="2.164cm" svg:y="2.77cm" svg:width="10.857cm" svg:height="13.124cm"/>
          <chart:axis chart:dimension="x" chart:name="primary-x" chart:style-name="ch6" chartooo:axis-type="auto">
            <chartooo:date-scale/>
            <chart:title svg:x="5.69cm" svg:y="16.52cm" chart:style-name="ch7">
              <text:p>number of iterations</text:p>
            </chart:title>
            <chart:categories table:cell-range-address="'data-08'.B9:'data-08'.G9"/>
          </chart:axis>
          <chart:axis chart:dimension="y" chart:name="primary-y" chart:style-name="ch8">
            <chart:title svg:x="0.451cm" svg:y="10.432cm" chart:style-name="ch9">
              <text:p>log(time) [ms]</text:p>
            </chart:title>
            <chart:grid chart:style-name="ch10" chart:class="major"/>
          </chart:axis>
          <chart:series chart:style-name="ch11" chart:values-cell-range-address="'data-08'.B10:'data-08'.G10" chart:label-cell-address="'data-08'.A10:'data-08'.A10" chart:class="chart:bar">
            <chart:data-point chart:repeated="6"/>
          </chart:series>
          <chart:series chart:style-name="ch12" chart:values-cell-range-address="'data-08'.B11:'data-08'.G11" chart:label-cell-address="'data-08'.A11:'data-08'.A11" chart:class="chart:bar">
            <chart:data-point chart:repeated="6"/>
          </chart:series>
          <chart:series chart:style-name="ch13" chart:values-cell-range-address="'data-08'.B12:'data-08'.G12" chart:label-cell-address="'data-08'.A12:'data-08'.A12" chart:class="chart:bar">
            <chart:data-point chart:repeated="6"/>
          </chart:series>
          <chart:series chart:style-name="ch14" chart:values-cell-range-address="'data-08'.B13:'data-08'.G13" chart:label-cell-address="'data-08'.A13:'data-08'.A13" chart:class="chart:bar">
            <chart:data-point chart:repeated="6"/>
          </chart:series>
          <chart:series chart:style-name="ch15" chart:values-cell-range-address="'data-08'.B14:'data-08'.G14" chart:label-cell-address="'data-08'.A14:'data-08'.A14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'data-08'.B9:'data-08'.G9</svg:desc>
                </draw:g>
              </table:table-cell>
              <table:table-cell office:value-type="string">
                <text:p>10M</text:p>
              </table:table-cell>
              <table:table-cell office:value-type="string">
                <text:p>100M</text:p>
              </table:table-cell>
              <table:table-cell office:value-type="string">
                <text:p>500M</text:p>
              </table:table-cell>
              <table:table-cell office:value-type="string">
                <text:p>1000M</text:p>
              </table:table-cell>
              <table:table-cell office:value-type="string">
                <text:p>1500M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  <draw:g>
                  <svg:desc>'data-08'.A10:'data-08'.A10</svg:desc>
                </draw:g>
              </table:table-cell>
              <table:table-cell office:value-type="float" office:value="-0.146996362963831">
                <text:p>-0.146996362963831</text:p>
                <draw:g>
                  <svg:desc>'data-08'.B10:'data-08'.G10</svg:desc>
                </draw:g>
              </table:table-cell>
              <table:table-cell office:value-type="float" office:value="0.818570948012525">
                <text:p>0.818570948012525</text:p>
              </table:table-cell>
              <table:table-cell office:value-type="float" office:value="1.81462814269089">
                <text:p>1.81462814269089</text:p>
              </table:table-cell>
              <table:table-cell office:value-type="float" office:value="2.51383224047898">
                <text:p>2.51383224047898</text:p>
              </table:table-cell>
              <table:table-cell office:value-type="float" office:value="2.81294538234154">
                <text:p>2.81294538234154</text:p>
              </table:table-cell>
              <table:table-cell office:value-type="float" office:value="2.99459289447201">
                <text:p>2.99459289447201</text:p>
              </table:table-cell>
            </table:table-row>
            <table:table-row>
              <table:table-cell office:value-type="string">
                <text:p>while</text:p>
                <draw:g>
                  <svg:desc>'data-08'.A11:'data-08'.A11</svg:desc>
                </draw:g>
              </table:table-cell>
              <table:table-cell office:value-type="float" office:value="-0.136942557048018">
                <text:p>-0.136942557048018</text:p>
                <draw:g>
                  <svg:desc>'data-08'.B11:'data-08'.G11</svg:desc>
                </draw:g>
              </table:table-cell>
              <table:table-cell office:value-type="float" office:value="0.776757754785661">
                <text:p>0.776757754785661</text:p>
              </table:table-cell>
              <table:table-cell office:value-type="float" office:value="1.77102911614794">
                <text:p>1.77102911614794</text:p>
              </table:table-cell>
              <table:table-cell office:value-type="float" office:value="2.46701750908681">
                <text:p>2.46701750908681</text:p>
              </table:table-cell>
              <table:table-cell office:value-type="float" office:value="2.76484567409754">
                <text:p>2.76484567409754</text:p>
              </table:table-cell>
              <table:table-cell office:value-type="float" office:value="2.95265152430574">
                <text:p>2.95265152430574</text:p>
              </table:table-cell>
            </table:table-row>
            <table:table-row>
              <table:table-cell office:value-type="string">
                <text:p>foreach</text:p>
                <draw:g>
                  <svg:desc>'data-08'.A12:'data-08'.A12</svg:desc>
                </draw:g>
              </table:table-cell>
              <table:table-cell office:value-type="float" office:value="-0.165958436159355">
                <text:p>-0.165958436159355</text:p>
                <draw:g>
                  <svg:desc>'data-08'.B12:'data-08'.G12</svg:desc>
                </draw:g>
              </table:table-cell>
              <table:table-cell office:value-type="float" office:value="0.773435138554812">
                <text:p>0.773435138554812</text:p>
              </table:table-cell>
              <table:table-cell office:value-type="float" office:value="1.78033245816618">
                <text:p>1.78033245816618</text:p>
              </table:table-cell>
              <table:table-cell office:value-type="float" office:value="2.46579244185715">
                <text:p>2.46579244185715</text:p>
              </table:table-cell>
              <table:table-cell office:value-type="float" office:value="2.76491575231799">
                <text:p>2.76491575231799</text:p>
              </table:table-cell>
              <table:table-cell office:value-type="float" office:value="2.9663523238864">
                <text:p>2.9663523238864</text:p>
              </table:table-cell>
            </table:table-row>
            <table:table-row>
              <table:table-cell office:value-type="string">
                <text:p>iterator</text:p>
                <draw:g>
                  <svg:desc>'data-08'.A13:'data-08'.A13</svg:desc>
                </draw:g>
              </table:table-cell>
              <table:table-cell office:value-type="float" office:value="-0.0176984578823637">
                <text:p>-0.0176984578823637</text:p>
                <draw:g>
                  <svg:desc>'data-08'.B13:'data-08'.G13</svg:desc>
                </draw:g>
              </table:table-cell>
              <table:table-cell office:value-type="float" office:value="0.896239753220017">
                <text:p>0.896239753220017</text:p>
              </table:table-cell>
              <table:table-cell office:value-type="float" office:value="1.89398251390509">
                <text:p>1.89398251390509</text:p>
              </table:table-cell>
              <table:table-cell office:value-type="float" office:value="2.58865012679433">
                <text:p>2.58865012679433</text:p>
              </table:table-cell>
              <table:table-cell office:value-type="float" office:value="2.89607242438499">
                <text:p>2.89607242438499</text:p>
              </table:table-cell>
              <table:table-cell office:value-type="float" office:value="3.10666125308069">
                <text:p>3.10666125308069</text:p>
              </table:table-cell>
            </table:table-row>
            <table:table-row>
              <table:table-cell office:value-type="string">
                <text:p>iterator(impl)</text:p>
                <draw:g>
                  <svg:desc>'data-08'.A14:'data-08'.A14</svg:desc>
                </draw:g>
              </table:table-cell>
              <table:table-cell office:value-type="float" office:value="-0.0212111663476152">
                <text:p>-0.0212111663476152</text:p>
                <draw:g>
                  <svg:desc>'data-08'.B14:'data-08'.G14</svg:desc>
                </draw:g>
              </table:table-cell>
              <table:table-cell office:value-type="float" office:value="0.895341757541855">
                <text:p>0.895341757541855</text:p>
              </table:table-cell>
              <table:table-cell office:value-type="float" office:value="1.89695385308192">
                <text:p>1.89695385308192</text:p>
              </table:table-cell>
              <table:table-cell office:value-type="float" office:value="2.59014324232401">
                <text:p>2.59014324232401</text:p>
              </table:table-cell>
              <table:table-cell office:value-type="float" office:value="2.89459519606231">
                <text:p>2.89459519606231</text:p>
              </table:table-cell>
              <table:table-cell office:value-type="float" office:value="3.10888620776546">
                <text:p>3.108886207765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3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